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4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standard">
      <style:graphic-properties draw:textarea-horizontal-align="justify" draw:textarea-vertical-align="middle" draw:auto-grow-height="false" fo:min-height="5.77cm" fo:min-width="3.112cm"/>
    </style:style>
    <style:style style:name="gr8" style:family="graphic" style:parent-style-name="standard">
      <style:graphic-properties draw:textarea-horizontal-align="justify" draw:textarea-vertical-align="middle" draw:auto-grow-height="false" fo:min-height="0.863cm" fo:min-width="3.112cm"/>
    </style:style>
    <style:style style:name="gr9" style:family="graphic" style:parent-style-name="standard">
      <style:graphic-properties draw:stroke="none" svg:stroke-color="#000000" draw:fill="none" draw:fill-color="#ffffff" fo:min-height="1.85cm"/>
    </style:style>
    <style:style style:name="gr10" style:family="graphic" style:parent-style-name="standard">
      <style:graphic-properties draw:stroke="none" svg:stroke-color="#000000" draw:fill="none" draw:fill-color="#ffffff" fo:min-height="2.45cm"/>
    </style:style>
    <style:style style:name="gr11" style:family="graphic" style:parent-style-name="standard">
      <style:graphic-properties draw:stroke="none" svg:stroke-color="#000000" draw:fill="none" draw:fill-color="#ffffff" fo:min-height="3.15cm"/>
    </style:style>
    <style:style style:name="gr12" style:family="graphic" style:parent-style-name="standard">
      <style:graphic-properties draw:stroke="none" svg:stroke-color="#000000" draw:fill="none" draw:fill-color="#ffffff" fo:min-height="2.05cm"/>
    </style:style>
    <style:style style:name="gr13" style:family="graphic" style:parent-style-name="standard">
      <style:graphic-properties draw:textarea-horizontal-align="justify" draw:textarea-vertical-align="middle" draw:auto-grow-height="false" fo:min-height="3.64cm" fo:min-width="3.112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3.112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4cm" svg:x="7.8cm" svg:y="10.1cm">
          <text:p text:style-name="P1">Racing</text:p>
          <text:p text:style-name="P1">Secretary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1" draw:layer="layout" svg:width="7.9cm" svg:height="2.4cm" svg:x="0.5cm" svg:y="5.2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2.199cm" svg:height="2.4cm" svg:x="0.501cm" svg:y="5.2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1" draw:layer="layout" svg:x1="0.5cm" svg:y1="7.6cm" svg:x2="8.4cm" svg:y2="7.6cm">
            <text:p/>
          </draw:line>
          <draw:line draw:style-name="gr4" draw:text-style-name="P1" draw:layer="layout" svg:x1="0.5cm" svg:y1="5.2cm" svg:x2="8.4cm" svg:y2="5.2cm">
            <text:p/>
          </draw:line>
          <draw:line draw:style-name="gr4" draw:text-style-name="P1" draw:layer="layout" svg:x1="0.5cm" svg:y1="7.6cm" svg:x2="0.5cm" svg:y2="5.2cm">
            <text:p/>
          </draw:line>
          <draw:line draw:style-name="gr4" draw:text-style-name="P1" draw:layer="layout" svg:x1="2.7cm" svg:y1="7.6cm" svg:x2="2.7cm" svg:y2="5.2cm">
            <text:p/>
          </draw:line>
        </draw:g>
        <draw:line draw:style-name="gr5" draw:text-style-name="P1" draw:layer="layout" svg:x1="8.1cm" svg:y1="7.7cm" svg:x2="8.1cm" svg:y2="10.2cm">
          <text:p/>
        </draw:line>
        <draw:frame draw:style-name="gr6" draw:layer="layout" svg:width="5.3cm" svg:height="1.6cm" svg:x="3.1cm" svg:y="7.9cm">
          <draw:text-box>
            <text:p>Riders best time</text:p>
          </draw:text-box>
        </draw:frame>
        <draw:g>
          <draw:custom-shape draw:style-name="gr7" draw:text-style-name="P1" draw:layer="layout" svg:width="3.9cm" svg:height="6.5cm" svg:x="1.1cm" svg:y="11.7cm">
            <text:p text:style-name="P1">Get handicap</text:p>
            <text:p text:style-name="P1">modifi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3.9cm" svg:height="1.201cm" svg:x="1.1cm" svg:y="16.9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5" draw:text-style-name="P1" draw:layer="layout" svg:x1="7.8cm" svg:y1="12.1cm" svg:x2="4.8cm" svg:y2="12.1cm">
          <text:p/>
        </draw:line>
        <draw:frame draw:style-name="gr6" draw:layer="layout" svg:width="5.3cm" svg:height="1.6cm" svg:x="2.9cm" svg:y="10.9cm">
          <draw:text-box>
            <text:p>Riders best time</text:p>
          </draw:text-box>
        </draw:frame>
        <draw:line draw:style-name="gr5" draw:text-style-name="P1" draw:layer="layout" svg:x1="5cm" svg:y1="13.1cm" svg:x2="7.8cm" svg:y2="13.1cm">
          <text:p/>
        </draw:line>
        <draw:frame draw:style-name="gr9" draw:layer="layout" svg:width="4.4cm" svg:height="2.1cm" svg:x="5cm" svg:y="13.2cm">
          <draw:text-box>
            <text:p>Handicap</text:p>
            <text:p>modifier </text:p>
          </draw:text-box>
        </draw:frame>
        <draw:g>
          <draw:custom-shape draw:style-name="gr7" draw:text-style-name="P1" draw:layer="layout" svg:width="3.9cm" svg:height="6.5cm" svg:x="16.1cm" svg:y="8.6cm">
            <text:p text:style-name="P1">Get </text:p>
            <text:p text:style-name="P1">handicapped</text:p>
            <text:p text:style-name="P1">time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3.9cm" svg:height="1.201cm" svg:x="16.1cm" svg:y="13.8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5" draw:text-style-name="P1" draw:layer="layout" svg:x1="11.7cm" svg:y1="10.6cm" svg:x2="16.1cm" svg:y2="10.6cm">
          <text:p/>
        </draw:line>
        <draw:frame draw:style-name="gr10" draw:layer="layout" svg:width="7.5cm" svg:height="2.7cm" svg:x="9.4cm" svg:y="9.3cm">
          <draw:text-box>
            <text:p>Ride time &amp; Handicap <text:s/></text:p>
            <text:p/>
            <text:p><text:s text:c="13"/>modifier</text:p>
          </draw:text-box>
        </draw:frame>
        <draw:line draw:style-name="gr5" draw:text-style-name="P1" draw:layer="layout" svg:x1="16.1cm" svg:y1="14.5cm" svg:x2="11.7cm" svg:y2="13.4cm">
          <text:p/>
        </draw:line>
        <draw:frame draw:style-name="gr11" draw:layer="layout" svg:width="4.8cm" svg:height="3.4cm" svg:x="11.2cm" svg:y="14.1cm">
          <draw:text-box>
            <text:p>Handicapped times</text:p>
          </draw:text-box>
        </draw:frame>
        <draw:g>
          <draw:custom-shape draw:style-name="gr7" draw:text-style-name="P1" draw:layer="layout" svg:width="3.9cm" svg:height="6.5cm" svg:x="7.5cm" svg:y="19cm">
            <text:p text:style-name="P1">Send to get</text:p>
            <text:p text:style-name="P1">times</text:p>
            <text:p text:style-name="P1">ordered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3.9cm" svg:height="1.201cm" svg:x="7.5cm" svg:y="24.2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5" draw:text-style-name="P1" draw:layer="layout" svg:x1="9.8cm" svg:y1="13.5cm" svg:x2="9.7cm" svg:y2="19cm">
          <text:p/>
        </draw:line>
        <draw:frame draw:style-name="gr12" draw:layer="layout" svg:width="5.1cm" svg:height="2.3cm" svg:x="9.7cm" svg:y="16.2cm">
          <draw:text-box>
            <text:p>Handicapped times</text:p>
          </draw:text-box>
        </draw:frame>
        <draw:g>
          <draw:custom-shape draw:style-name="gr13" draw:text-style-name="P1" draw:layer="layout" svg:width="3.9cm" svg:height="4.2cm" svg:x="8.1cm" svg:y="0.3cm">
            <text:p text:style-name="P1">Get ride time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" draw:layer="layout" svg:width="3.9cm" svg:height="0.776cm" svg:x="8.1cm" svg:y="3.72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5" draw:text-style-name="P1" draw:layer="layout" svg:x1="9.5cm" svg:y1="4.5cm" svg:x2="9.4cm" svg:y2="10.1cm">
          <text:p/>
        </draw:line>
        <draw:frame draw:style-name="gr15" draw:layer="layout" svg:width="4.8cm" svg:height="1.1cm" svg:x="9.3cm" svg:y="5cm">
          <draw:text-box>
            <text:p>Ride Ti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7:57:23.074000000</meta:creation-date>
    <meta:generator>LibreOffice/4.3.2.2$Windows_x86 LibreOffice_project/edfb5295ba211bd31ad47d0bad0118690f76407d</meta:generator>
    <dc:date>2014-10-24T18:10:29.820000000</dc:date>
    <meta:editing-duration>PT13M6S</meta:editing-duration>
    <meta:editing-cycles>1</meta:editing-cycles>
    <meta:document-statistic meta:object-count="34"/>
  </office:meta>
</office:document-meta>
</file>